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17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008in" svg:height="8.2209in" svg:x="3.8488in" svg:y="0.5094in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4" table:default-cell-style-name="ce2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Iter#</text:p>
          </table:table-cell>
          <table:table-cell table:style-name="ce1" office:value-type="string" calcext:value-type="string">
            <text:p>Residual </text:p>
          </table:table-cell>
          <table:table-cell table:style-name="ce1" table:number-columns-repeated="24"/>
          <table:table-cell table:style-name="ce4" table:number-columns-repeated="99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5423" calcext:value-type="float">
            <text:p>0.285423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5283" calcext:value-type="float">
            <text:p>0.0595283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504968" calcext:value-type="float">
            <text:p>0.00504968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530427" calcext:value-type="float">
            <text:p>0.000530427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.000000959188" calcext:value-type="float">
            <text:p>9.59E-07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0.0000000000191032" calcext:value-type="float">
            <text:p>1.91E-11</text:p>
          </table:table-cell>
          <table:table-cell table:style-name="ce1" table:number-columns-repeated="24"/>
          <table:table-cell table:style-name="ce5" table:number-columns-repeated="99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20:55:21.992004566</meta:creation-date>
    <dc:date>2021-12-30T00:18:42.945437751</dc:date>
    <meta:editing-duration>PT3H13M4S</meta:editing-duration>
    <meta:editing-cycles>1</meta:editing-cycles>
    <meta:document-statistic meta:table-count="1" meta:cell-count="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897cm" svg:height="20.882cm" xlink:href=".." xlink:type="simple" chart:class="chart:scatter" chart:style-name="ch1">
        <chart:legend chart:legend-position="end" svg:x="38.008cm" svg:y="10.139cm" style:legend-expansion="high" chart:style-name="ch2"/>
        <chart:plot-area chart:style-name="ch3" table:cell-range-address="Sheet1.A2:Sheet1.B8" svg:x="0.817cm" svg:y="0.417cm" svg:width="36.374cm" svg:height="20.048cm">
          <chartooo:coordinate-region svg:x="1.555cm" svg:y="0.62cm" svg:width="35.539cm" svg:height="19.1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1">
                <text:p>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85423">
                <text:p>0.285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95283">
                <text:p>0.0595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504968">
                <text:p>0.0050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530427">
                <text:p>0.000530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0959188">
                <text:p>0.000000959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00000191032">
                <text:p>0.0000000000191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